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a9d08e" fo:border="0.06pt solid #000000"/>
    </style:style>
    <style:style style:name="ce2" style:family="table-cell" style:parent-style-name="Default" style:data-style-name="N0">
      <style:table-cell-properties fo:background-color="#bdd7ee" fo:border="0.06pt solid #000000"/>
    </style:style>
    <style:style style:name="ce3" style:family="table-cell" style:parent-style-name="Default" style:data-style-name="N0">
      <style:table-cell-properties fo:border="0.06pt solid #000000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(x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5*[.C5]^3-5*[.C5]^2+6*[.C5]-2" office:value-type="float" office:value="-18" calcext:value-type="float">
            <text:p>-18</text:p>
          </table:table-cell>
        </table:table-row>
        <table:table-row table:style-name="ro1">
          <table:table-cell/>
          <table:table-cell table:formula="of:=[.B5]+1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5*[.C6]^3-5*[.C6]^2+6*[.C6]-2" office:value-type="float" office:value="-74" calcext:value-type="float">
            <text:p>-74</text:p>
          </table:table-cell>
        </table:table-row>
        <table:table-row table:style-name="ro1">
          <table:table-cell/>
          <table:table-cell table:formula="of:=[.B6]+1" office:value-type="float" office:value="2" calcext:value-type="float">
            <text:p>2</text:p>
          </table:table-cell>
          <table:table-cell table:formula="of:=[.C6]-([.D6]*([.C6]-[.C5]))/([.D6]-[.D5])" office:value-type="float" office:value="-0.678571428571429" calcext:value-type="float">
            <text:p>-0,6785714286</text:p>
          </table:table-cell>
          <table:table-cell table:formula="of:=5*[.C7]^3-5*[.C7]^2+6*[.C7]-2" office:value-type="float" office:value="-9.93599672011662" calcext:value-type="float">
            <text:p>-9,9359967201</text:p>
          </table:table-cell>
        </table:table-row>
        <table:table-row table:style-name="ro1">
          <table:table-cell/>
          <table:table-cell table:formula="of:=[.B7]+1" office:value-type="float" office:value="3" calcext:value-type="float">
            <text:p>3</text:p>
          </table:table-cell>
          <table:table-cell table:formula="of:=[.C7]-([.D7]*([.C7]-[.C6]))/([.D7]-[.D6])" office:value-type="float" office:value="-0.473624667841827" calcext:value-type="float">
            <text:p>-0,4736246678</text:p>
          </table:table-cell>
          <table:table-cell table:formula="of:=5*[.C8]^3-5*[.C8]^2+6*[.C8]-2" office:value-type="float" office:value="-6.49456783642422" calcext:value-type="float">
            <text:p>-6,4945678364</text:p>
          </table:table-cell>
        </table:table-row>
        <table:table-row table:style-name="ro1">
          <table:table-cell/>
          <table:table-cell table:formula="of:=[.B8]+1" office:value-type="float" office:value="4" calcext:value-type="float">
            <text:p>4</text:p>
          </table:table-cell>
          <table:table-cell table:formula="of:=[.C8]-([.D8]*([.C8]-[.C7]))/([.D8]-[.D7])" office:value-type="float" office:value="-0.0868549028988156" calcext:value-type="float">
            <text:p>-0,0868549029</text:p>
          </table:table-cell>
          <table:table-cell table:formula="of:=5*[.C9]^3-5*[.C9]^2+6*[.C9]-2" office:value-type="float" office:value="-2.56212435704044" calcext:value-type="float">
            <text:p>-2,562124357</text:p>
          </table:table-cell>
        </table:table-row>
        <table:table-row table:style-name="ro1">
          <table:table-cell/>
          <table:table-cell table:formula="of:=[.B9]+1" office:value-type="float" office:value="5" calcext:value-type="float">
            <text:p>5</text:p>
          </table:table-cell>
          <table:table-cell table:formula="of:=[.C9]-([.D9]*([.C9]-[.C8]))/([.D9]-[.D8])" office:value-type="float" office:value="0.165139115711358" calcext:value-type="float">
            <text:p>0,1651391157</text:p>
          </table:table-cell>
          <table:table-cell table:formula="of:=5*[.C10]^3-5*[.C10]^2+6*[.C10]-2" office:value-type="float" office:value="-1.12300245913029" calcext:value-type="float">
            <text:p>-1,1230024591</text:p>
          </table:table-cell>
        </table:table-row>
        <table:table-row table:style-name="ro1">
          <table:table-cell/>
          <table:table-cell table:formula="of:=[.B10]+1" office:value-type="float" office:value="6" calcext:value-type="float">
            <text:p>6</text:p>
          </table:table-cell>
          <table:table-cell table:formula="of:=[.C10]-([.D10]*([.C10]-[.C9]))/([.D10]-[.D9])" office:value-type="float" office:value="0.361779791526449" calcext:value-type="float">
            <text:p>0,3617797915</text:p>
          </table:table-cell>
          <table:table-cell table:formula="of:=5*[.C11]^3-5*[.C11]^2+6*[.C11]-2" office:value-type="float" office:value="-0.246987290357099" calcext:value-type="float">
            <text:p>-0,2469872904</text:p>
          </table:table-cell>
        </table:table-row>
        <table:table-row table:style-name="ro1">
          <table:table-cell/>
          <table:table-cell table:formula="of:=[.B11]+1" office:value-type="float" office:value="7" calcext:value-type="float">
            <text:p>7</text:p>
          </table:table-cell>
          <table:table-cell table:formula="of:=[.C11]-([.D11]*([.C11]-[.C10]))/([.D11]-[.D10])" office:value-type="float" office:value="0.417221465854503" calcext:value-type="float">
            <text:p>0,4172214659</text:p>
          </table:table-cell>
          <table:table-cell table:formula="of:=5*[.C12]^3-5*[.C12]^2+6*[.C12]-2" office:value-type="float" office:value="-0.00390343373820046" calcext:value-type="float">
            <text:p>-0,0039034337</text:p>
          </table:table-cell>
        </table:table-row>
        <table:table-row table:style-name="ro1">
          <table:table-cell/>
          <table:table-cell table:formula="of:=[.B12]+1" office:value-type="float" office:value="8" calcext:value-type="float">
            <text:p>8</text:p>
          </table:table-cell>
          <table:table-cell table:formula="of:=[.C12]-([.D12]*([.C12]-[.C11]))/([.D12]-[.D11])" office:value-type="float" office:value="0.418111746702786" calcext:value-type="float">
            <text:p>0,4181117467</text:p>
          </table:table-cell>
          <table:table-cell table:formula="of:=5*[.C13]^3-5*[.C13]^2+6*[.C13]-2" office:value-type="float" office:value="0.0000494273284132873" calcext:value-type="float">
            <text:p>4,94273284132873E-005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3"/>
        <table:table-row table:style-name="ro1" table:number-rows-repeated="4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(x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C6]^5-100*[.C6]^4+3995*[.C6]^3-79700*[.C6]^2+794004*[.C6]-3160080" office:value-type="float" office:value="-2520" calcext:value-type="float">
            <text:p>-2520</text:p>
          </table:table-cell>
        </table:table-row>
        <table:table-row table:style-name="ro1">
          <table:table-cell/>
          <table:table-cell table:formula="of:=[.B6]+1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C7]^5-100*[.C7]^4+3995*[.C7]^3-79700*[.C7]^2+794004*[.C7]-3160080" office:value-type="float" office:value="95040" calcext:value-type="float">
            <text:p>95040</text:p>
          </table:table-cell>
        </table:table-row>
        <table:table-row table:style-name="ro1">
          <table:table-cell/>
          <table:table-cell table:formula="of:=[.B7]+1" office:value-type="float" office:value="2" calcext:value-type="float">
            <text:p>2</text:p>
          </table:table-cell>
          <table:table-cell table:formula="of:=[.C7]-([.D7]*([.C7]-[.C6]))/([.D7]-[.D6])" office:value-type="float" office:value="15.3874538745387" calcext:value-type="float">
            <text:p>15,3874538745</text:p>
          </table:table-cell>
          <table:table-cell table:formula="of:=[.C8]^5-100*[.C8]^4+3995*[.C8]^3-79700*[.C8]^2+794004*[.C8]-3160080" office:value-type="float" office:value="-1615.64792623557" calcext:value-type="float">
            <text:p>-1615,6479262356</text:p>
          </table:table-cell>
        </table:table-row>
        <table:table-row table:style-name="ro1">
          <table:table-cell/>
          <table:table-cell table:formula="of:=[.B8]+1" office:value-type="float" office:value="3" calcext:value-type="float">
            <text:p>3</text:p>
          </table:table-cell>
          <table:table-cell table:formula="of:=[.C8]-([.D8]*([.C8]-[.C7]))/([.D8]-[.D7])" office:value-type="float" office:value="15.6317099563214" calcext:value-type="float">
            <text:p>15,6317099563</text:p>
          </table:table-cell>
          <table:table-cell table:formula="of:=[.C9]^5-100*[.C9]^4+3995*[.C9]^3-79700*[.C9]^2+794004*[.C9]-3160080" office:value-type="float" office:value="-1191.28217884153" calcext:value-type="float">
            <text:p>-1191,2821788415</text:p>
          </table:table-cell>
        </table:table-row>
        <table:table-row table:style-name="ro1">
          <table:table-cell/>
          <table:table-cell table:formula="of:=[.B9]+1" office:value-type="float" office:value="4" calcext:value-type="float">
            <text:p>4</text:p>
          </table:table-cell>
          <table:table-cell table:formula="of:=[.C9]-([.D9]*([.C9]-[.C8]))/([.D9]-[.D8])" office:value-type="float" office:value="16.3173871559732" calcext:value-type="float">
            <text:p>16,317387156</text:p>
          </table:table-cell>
          <table:table-cell table:formula="of:=[.C10]^5-100*[.C10]^4+3995*[.C10]^3-79700*[.C10]^2+794004*[.C10]-3160080" office:value-type="float" office:value="-442.317969737575" calcext:value-type="float">
            <text:p>-442,3179697376</text:p>
          </table:table-cell>
        </table:table-row>
        <table:table-row table:style-name="ro1">
          <table:table-cell/>
          <table:table-cell table:formula="of:=[.B10]+1" office:value-type="float" office:value="5" calcext:value-type="float">
            <text:p>5</text:p>
          </table:table-cell>
          <table:table-cell table:formula="of:=[.C10]-([.D10]*([.C10]-[.C9]))/([.D10]-[.D9])" office:value-type="float" office:value="16.7223295326032" calcext:value-type="float">
            <text:p>16,7223295326</text:p>
          </table:table-cell>
          <table:table-cell table:formula="of:=[.C11]^5-100*[.C11]^4+3995*[.C11]^3-79700*[.C11]^2+794004*[.C11]-3160080" office:value-type="float" office:value="-215.339961180463" calcext:value-type="float">
            <text:p>-215,3399611805</text:p>
          </table:table-cell>
        </table:table-row>
        <table:table-row table:style-name="ro1">
          <table:table-cell/>
          <table:table-cell table:formula="of:=[.B11]+1" office:value-type="float" office:value="6" calcext:value-type="float">
            <text:p>6</text:p>
          </table:table-cell>
          <table:table-cell table:formula="of:=[.C11]-([.D11]*([.C11]-[.C10]))/([.D11]-[.D10])" office:value-type="float" office:value="17.106508934908" calcext:value-type="float">
            <text:p>17,1065089349</text:p>
          </table:table-cell>
          <table:table-cell table:formula="of:=[.C12]^5-100*[.C12]^4+3995*[.C12]^3-79700*[.C12]^2+794004*[.C12]-3160080" office:value-type="float" office:value="-93.268201386556" calcext:value-type="float">
            <text:p>-93,2682013866</text:p>
          </table:table-cell>
        </table:table-row>
        <table:table-row table:style-name="ro1">
          <table:table-cell/>
          <table:table-cell table:formula="of:=[.B12]+1" office:value-type="float" office:value="7" calcext:value-type="float">
            <text:p>7</text:p>
          </table:table-cell>
          <table:table-cell table:formula="of:=[.C12]-([.D12]*([.C12]-[.C11]))/([.D12]-[.D11])" office:value-type="float" office:value="17.4000389202481" calcext:value-type="float">
            <text:p>17,4000389202</text:p>
          </table:table-cell>
          <table:table-cell table:formula="of:=[.C13]^5-100*[.C13]^4+3995*[.C13]^3-79700*[.C13]^2+794004*[.C13]-3160080" office:value-type="float" office:value="-41.3286582287401" calcext:value-type="float">
            <text:p>-41,3286582287</text:p>
          </table:table-cell>
        </table:table-row>
        <table:table-row table:style-name="ro1">
          <table:table-cell/>
          <table:table-cell table:formula="of:=[.B13]+1" office:value-type="float" office:value="8" calcext:value-type="float">
            <text:p>8</text:p>
          </table:table-cell>
          <table:table-cell table:formula="of:=[.C13]-([.D13]*([.C13]-[.C12]))/([.D13]-[.D12])" office:value-type="float" office:value="17.6336027852044" calcext:value-type="float">
            <text:p>17,6336027852</text:p>
          </table:table-cell>
          <table:table-cell table:formula="of:=[.C14]^5-100*[.C14]^4+3995*[.C14]^3-79700*[.C14]^2+794004*[.C14]-3160080" office:value-type="float" office:value="-17.4142741560936" calcext:value-type="float">
            <text:p>-17,4142741561</text:p>
          </table:table-cell>
        </table:table-row>
        <table:table-row table:style-name="ro1">
          <table:table-cell/>
          <table:table-cell table:formula="of:=[.B14]+1" office:value-type="float" office:value="9" calcext:value-type="float">
            <text:p>9</text:p>
          </table:table-cell>
          <table:table-cell table:formula="of:=[.C14]-([.D14]*([.C14]-[.C13]))/([.D14]-[.D13])" office:value-type="float" office:value="17.8036822304851" calcext:value-type="float">
            <text:p>17,8036822305</text:p>
          </table:table-cell>
          <table:table-cell table:formula="of:=[.C15]^5-100*[.C15]^4+3995*[.C15]^3-79700*[.C15]^2+794004*[.C15]-3160080" office:value-type="float" office:value="-6.91862285509706" calcext:value-type="float">
            <text:p>-6,9186228551</text:p>
          </table:table-cell>
        </table:table-row>
        <table:table-row table:style-name="ro1">
          <table:table-cell/>
          <table:table-cell table:formula="of:=[.B15]+1" office:value-type="float" office:value="10" calcext:value-type="float">
            <text:p>10</text:p>
          </table:table-cell>
          <table:table-cell table:formula="of:=[.C15]-([.D15]*([.C15]-[.C14]))/([.D15]-[.D14])" office:value-type="float" office:value="17.9157968104722" calcext:value-type="float">
            <text:p>17,9157968105</text:p>
          </table:table-cell>
          <table:table-cell table:formula="of:=[.C16]^5-100*[.C16]^4+3995*[.C16]^3-79700*[.C16]^2+794004*[.C16]-3160080" office:value-type="float" office:value="-2.39678788557649" calcext:value-type="float">
            <text:p>-2,3967878856</text:p>
          </table:table-cell>
        </table:table-row>
        <table:table-row table:style-name="ro1">
          <table:table-cell/>
          <table:table-cell table:formula="of:=[.B16]+1" office:value-type="float" office:value="11" calcext:value-type="float">
            <text:p>11</text:p>
          </table:table-cell>
          <table:table-cell table:formula="of:=[.C16]-([.D16]*([.C16]-[.C15]))/([.D16]-[.D15])" office:value-type="float" office:value="17.9752228773058" calcext:value-type="float">
            <text:p>17,9752228773</text:p>
          </table:table-cell>
          <table:table-cell table:formula="of:=[.C17]^5-100*[.C17]^4+3995*[.C17]^3-79700*[.C17]^2+794004*[.C17]-3160080" office:value-type="float" office:value="-0.6258823890239" calcext:value-type="float">
            <text:p>-0,625882389</text:p>
          </table:table-cell>
        </table:table-row>
        <table:table-row table:style-name="ro1">
          <table:table-cell/>
          <table:table-cell table:formula="of:=[.B17]+1" office:value-type="float" office:value="12" calcext:value-type="float">
            <text:p>12</text:p>
          </table:table-cell>
          <table:table-cell table:formula="of:=[.C17]-([.D17]*([.C17]-[.C16]))/([.D17]-[.D16])" office:value-type="float" office:value="17.9962255387988" calcext:value-type="float">
            <text:p>17,9962255388</text:p>
          </table:table-cell>
          <table:table-cell table:formula="of:=[.C18]^5-100*[.C18]^4+3995*[.C18]^3-79700*[.C18]^2+794004*[.C18]-3160080" office:value-type="float" office:value="-0.0913012847304344" calcext:value-type="float">
            <text:p>-0,0913012847</text:p>
          </table:table-cell>
        </table:table-row>
        <table:table-row table:style-name="ro1">
          <table:table-cell/>
          <table:table-cell table:formula="of:=[.B18]+1" office:value-type="float" office:value="13" calcext:value-type="float">
            <text:p>13</text:p>
          </table:table-cell>
          <table:table-cell table:formula="of:=[.C18]-([.D18]*([.C18]-[.C17]))/([.D18]-[.D17])" office:value-type="float" office:value="17.9998125903456" calcext:value-type="float">
            <text:p>17,9998125903</text:p>
          </table:table-cell>
          <table:table-cell table:formula="of:=[.C19]^5-100*[.C19]^4+3995*[.C19]^3-79700*[.C19]^2+794004*[.C19]-3160080" office:value-type="float" office:value="-0.00449958629906178" calcext:value-type="float">
            <text:p>-0,0044995863</text:p>
          </table:table-cell>
        </table:table-row>
        <table:table-row table:style-name="ro1">
          <table:table-cell/>
          <table:table-cell table:formula="of:=[.B19]+1" office:value-type="float" office:value="14" calcext:value-type="float">
            <text:p>14</text:p>
          </table:table-cell>
          <table:table-cell table:formula="of:=[.C19]-([.D19]*([.C19]-[.C18]))/([.D19]-[.D18])" office:value-type="float" office:value="17.9999985342648" calcext:value-type="float">
            <text:p>17,9999985343</text:p>
          </table:table-cell>
          <table:table-cell table:formula="of:=[.C20]^5-100*[.C20]^4+3995*[.C20]^3-79700*[.C20]^2+794004*[.C20]-3160080" office:value-type="float" office:value="-0.0000351797789335251" calcext:value-type="float">
            <text:p>-3,51797789335251E-005</text:p>
          </table:table-cell>
        </table:table-row>
        <table:table-row table:style-name="ro1">
          <table:table-cell/>
          <table:table-cell table:formula="of:=[.B20]+1" office:value-type="float" office:value="15" calcext:value-type="float">
            <text:p>15</text:p>
          </table:table-cell>
          <table:table-cell table:formula="of:=[.C20]-([.D20]*([.C20]-[.C19]))/([.D20]-[.D19])" office:value-type="float" office:value="17.9999999995135" calcext:value-type="float">
            <text:p>17,9999999995</text:p>
          </table:table-cell>
          <table:table-cell table:formula="of:=[.C21]^5-100*[.C21]^4+3995*[.C21]^3-79700*[.C21]^2+794004*[.C21]-3160080" office:value-type="float" office:value="-0.0000000186264514923096" calcext:value-type="float">
            <text:p>-1,86264514923096E-008</text:p>
          </table:table-cell>
        </table:table-row>
        <table:table-row table:style-name="ro1">
          <table:table-cell/>
          <table:table-cell table:formula="of:=[.B21]+1" office:value-type="float" office:value="16" calcext:value-type="float">
            <text:p>16</text:p>
          </table:table-cell>
          <table:table-cell table:formula="of:=[.C21]-([.D21]*([.C21]-[.C20]))/([.D21]-[.D20])" office:value-type="float" office:value="18.0000000002897" calcext:value-type="float">
            <text:p>18,0000000003</text:p>
          </table:table-cell>
          <table:table-cell table:formula="of:=[.C22]^5-100*[.C22]^4+3995*[.C22]^3-79700*[.C22]^2+794004*[.C22]-3160080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22]+1" office:value-type="float" office:value="17" calcext:value-type="float">
            <text:p>17</text:p>
          </table:table-cell>
          <table:table-cell table:formula="of:=[.C22]-([.D22]*([.C22]-[.C21]))/([.D22]-[.D21])" office:value-type="float" office:value="18.0000000002897" calcext:value-type="float">
            <text:p>18,0000000003</text:p>
          </table:table-cell>
          <table:table-cell table:formula="of:=[.C23]^5-100*[.C23]^4+3995*[.C23]^3-79700*[.C23]^2+794004*[.C23]-316008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number:currency-style style:name="N20104" number:language="es" number:country="BO">
      <number:currency-symbol number:language="es" number:country="BO">Bs</number:currency-symbol>
      <number:text> </number:text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09:12:08.82853185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0:59:19.107038392</meta:creation-date>
    <dc:date>2015-11-24T09:12:30.203552389</dc:date>
    <meta:editing-duration>PT37M6S</meta:editing-duration>
    <meta:editing-cycles>2</meta:editing-cycles>
    <meta:generator>LibreOffice/4.3.3.2$Linux_X86_64 LibreOffice_project/430m0$Build-2</meta:generator>
    <meta:document-statistic meta:table-count="2" meta:cell-count="87" meta:object-count="0"/>
  </office:meta>
</office:document-meta>
</file>